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5" office:value-type="string" calcext:value-type="string">
            <text:p>Mateus Tomoo Yonemoto Peixo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5" office:value-type="string" calcext:value-type="string">
            <text:p>Leonardo Pontes Baiser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6" office:value-type="date" office:date-value="2016-09-13" calcext:value-type="date">
            <text:p>13/09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7"/>
          <table:table-cell table:style-name="ce9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7"/>
          <table:table-cell table:style-name="ce9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4:00:19.345932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9-13T14:26:48.425637288</dc:date>
    <meta:editing-duration>PT15M11S</meta:editing-duration>
    <meta:editing-cycles>3</meta:editing-cycles>
    <meta:generator>LibreOffice/5.0.3.2$Linux_X86_64 LibreOffice_project/00m0$Build-2</meta:generator>
    <dc:creator>Mateus </dc:creator>
    <meta:document-statistic meta:table-count="1" meta:cell-count="44" meta:object-count="0"/>
  </office:meta>
</office:document-meta>
</file>